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paragraph-properties fo:background-color="#99ff66">
        <style:background-image/>
      </style:paragraph-properties>
    </style:style>
    <style:style style:name="P5" style:family="paragraph" style:parent-style-name="Standard">
      <style:paragraph-properties fo:background-color="#ffff66">
        <style:background-image/>
      </style:paragraph-properties>
    </style:style>
    <style:style style:name="P6"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 kurssille:</text:p>
      <text:p text:style-name="P1"><text:span text:style-name="T1"/></text:p>
      <text:p text:style-name="P6"><text:span text:style-name="T1">Konsolipohjainen käyttöliittymä jalkapallon arvokisojen pistelaskuun. Appsi tallentaa veikkaukset ja pistetilannetta osallistujien välillä voi seurata joka pelipäivän jälkeen. Koodaus Pythonilla ja Pycharmilla käyttäen MYSql/SQlite/Microsoft SQL server tietokantaa. Kunnollinen Web-käyttöliittymä tehdään myöhemmin kurssin jälkeen Django kehikolla.</text:span></text:p>
      <text:p text:style-name="Text_20_body">Python on suht tuttu mutta tietokannoista ei ole hirveästi kokemusta. Lähinnä kysymys on että onko millainen homma että käyttäjät antaa inputtina veikkauksen, tallentaa se databaseen ja turnauksen edetessä hakea sieltä dataa ja verrata sitä oikeaan tulokseen laskien käyttäjän pisteet? Ja mitä noista tietokannoista olisi järkevintä käyttää tälläseen projektiin?</text:p>
      <text:p text:style-name="P1"/>
      <text:p text:style-name="P1">Lopullinen 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Rekisteröintisivu</text:p>
      <text:p text:style-name="Standard"><text:soft-page-break/>Kirjautumissivu</text:p>
      <text:p text:style-name="Standard">Ulos kirjautumisen sivu</text:p>
      <text:p text:style-name="Standard"/>
      <text:p text:style-name="P1">Tarvittavat tekniikat:</text:p>
      <text:p text:style-name="Standard"/>
      <text:p text:style-name="Standard">Python 3, Html, Css, Bootstrap 4, JavaScript, SQLite/MYSql, Jinja 2. Kehikkona Django, kehitysympäristönä PyCharm.</text:p>
      <text:p text:style-name="Standard"/>
      <text:p text:style-name="Standard"/>
      <text:p text:style-name="Standard">Tulevissa versioissa:</text:p>
      <text:p text:style-name="Standard"/>
      <text:list xml:id="list1264402583091046475" text:style-name="L1">
        <text:list-item>
          <text:p text:style-name="P2">Pääsivulle tulostuu myös graafeja pistetilanteesta </text:p>
        </text:list-item>
        <text:list-item>
          <text:p text:style-name="P2">Veikkausta laajennetaan koskemaan myös pudotus- ja mitalipelejä</text:p>
        </text:list-item>
        <text:list-item>
          <text:p text:style-name="P2">Käyttäjät voivat kirjautua sivustolle myös turnauksen aikana ja saavat tarkempia graafeja ja tietoja omasta menestyksestään</text:p>
        </text:list-item>
        <text:list-item>
          <text:p text:style-name="P2">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2">Appsi hakee automaattisesti otteluiden tulokset esim. fifan sivuilta ja päivittää itseään jokaisen ottelun jälkeen</text:p>
        </text:list-item>
        <text:list-item>
          <text:p text:style-name="P2">Pisteen laskujen kaava uusitaan ja käytetään painotettuja kertoimia sen perusteella millaisia suosikkeja/altavastaajia ottelussa kohtaavat maat ovat. Painotetut kertoimet haetaan automaattisesti vedonlyöntisivustoilta</text:p>
        </text:list-item>
        <text:list-item>
          <text:p text:style-name="P2">Osallistujia pyydetään maksamaan kiinteä osallistumissumma veikkauksen lähetyksen yhteydessä</text:p>
        </text:list-item>
        <text:list-item>
          <text:p text:style-name="P2">Turnauksen päätyttyä appsi laskee voittajan ja maksaa voittorahat hänen tililleen automaattisesti</text:p>
        </text:list-item>
      </text:list>
      <text:p text:style-name="Standard"/>
      <text:p text:style-name="Standard">Tarkistuslista:</text:p>
      <text:p text:style-name="Standard"/>
      <text:p text:style-name="P4">Tiimi: Jani</text:p>
      <text:p text:style-name="P4">Aikataulu: 7.9.2020 klo 9 mennessä. Kunnon full stack betaversio netissä ensi kesään mennessä.</text:p>
      <text:p text:style-name="P4">Idea ja aihe: Konsolipohjainen appsi jalkapallon arvokisojen veikkausta varten</text:p>
      <text:p text:style-name="P4">Teknologia: Python3, MySql</text:p>
      <text:p text:style-name="P4">Osaaminen: Python3 tuttu, MySql lähes kokonaan uutta</text:p>
      <text:p text:style-name="P4">Käyttöliittymä: Konsolipohjainen käyttöliittymä, myöhemmin webpohjainen mutta tuskin kurssin aikana</text:p>
      <text:p text:style-name="P4">Tietokanta: MySQL</text:p>
      <text:p text:style-name="P5">Taustajärjestelmä:?</text:p>
      <text:p text:style-name="P4">Tietoturva: Sisäänkirjautuminen adminille joka voi laittaa ja muokata tuloksia, mikäli osaamista/aikaa riittää</text:p>
      <text:p text:style-name="P4">Suorituskyky: Sekunti(ei kokemusta paljon näissä yleensä kestää)</text:p>
      <text:p text:style-name="P4">Valmiusaste: 10%, tilanne 10.8.2020, koodausta vähän aloiteltu</text:p>
      <text:p text:style-name="Standard"/>
      <text:p text:style-name="Standard"/>
      <text:p text:style-name="Standard"/>
      <text:p text:style-name="Standard"/>
      <text:p text:style-name="Standard"/>
      <text:p text:style-name="Standard">Django muistiinpanoja:</text:p>
      <text:p text:style-name="Standard"/>
      <text:p text:style-name="Standard">Django urlien toimintaperiaate. Kun joku on menossa jonnekin osoitteeseen sivullasi, syntyy HttpResponse objekti, joka aloittaa seuraavan tapahtumaketju settings.py tiedostosta.</text:p>
      <text:p text:style-name="Standard"><text:soft-page-break/></text:p>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8-10T11:48:19.66</dc:date>
    <dc:creator>Jani Seppälä</dc:creator>
    <meta:editing-duration>PT11H57M31S</meta:editing-duration>
    <meta:editing-cycles>10</meta:editing-cycles>
    <meta:generator>OpenOffice/4.1.7$Win32 OpenOffice.org_project/417m1$Build-9800</meta:generator>
    <meta:document-statistic meta:table-count="0" meta:image-count="0" meta:object-count="0" meta:page-count="3" meta:paragraph-count="54" meta:word-count="654" meta:character-count="5632"/>
  </office:meta>
</office:document-meta>
</file>